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" calcext:value-type="float">
            <text:p>0.1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/>
          <table:table-cell table:formula="of:=SLOPE(LN([.$A$1:.$A$5]);LN([.B1:.B5]))" office:value-type="float" office:value="-1.61492830189598" calcext:value-type="float">
            <text:p>-1.6149283019</text:p>
          </table:table-cell>
          <table:table-cell table:formula="of:=SLOPE(LN([.$A$1:.$A$5]);LN([.C1:.C5]))" office:value-type="float" office:value="-1.76326702238229" calcext:value-type="float">
            <text:p>-1.7632670224</text:p>
          </table:table-cell>
          <table:table-cell table:formula="of:=SLOPE(LN([.$A$1:.$A$5]);LN([.D1:.D5]))" office:value-type="float" office:value="-1.88408986123648" calcext:value-type="float">
            <text:p>-1.8840898612</text:p>
          </table:table-cell>
          <table:table-cell table:formula="of:=SLOPE(LN([.$A$1:.$A$5]);LN([.E1:.E5]))" office:value-type="float" office:value="-1.62633799553382" calcext:value-type="float">
            <text:p>-1.6263379955</text:p>
          </table:table-cell>
          <table:table-cell table:formula="of:=SLOPE(LN([.$A$1:.$A$5]);LN([.F1:.F5]))" office:value-type="float" office:value="-1.46363336812583" calcext:value-type="float">
            <text:p>-1.4636333681</text:p>
          </table:table-cell>
          <table:table-cell table:formula="of:=SLOPE(LN([.$A$1:.$A$5]);LN([.G1:.G5]))" office:value-type="float" office:value="-1.54001362057971" calcext:value-type="float">
            <text:p>-1.5400136206</text:p>
          </table:table-cell>
          <table:table-cell table:formula="of:=SLOPE(LN([.$A$1:.$A$5]);LN([.H1:.H5]))" office:value-type="float" office:value="-1.60241959947149" calcext:value-type="float">
            <text:p>-1.6024195995</text:p>
          </table:table-cell>
          <table:table-cell table:formula="of:=SLOPE(LN([.$A$1:.$A$5]);LN([.I1:.I5]))" office:value-type="float" office:value="-1.62371280999208" calcext:value-type="float">
            <text:p>-1.62371281</text:p>
          </table:table-cell>
          <table:table-cell table:formula="of:=SLOPE(LN([.$A$1:.$A$5]);LN([.J1:.J5]))" office:value-type="float" office:value="-1.61170855105572" calcext:value-type="float">
            <text:p>-1.6117085511</text:p>
          </table:table-cell>
          <table:table-cell table:formula="of:=SLOPE(LN([.$A$1:.$A$5]);LN([.K1:.K5]))" office:value-type="float" office:value="-1.62687814005807" calcext:value-type="float">
            <text:p>-1.6268781401</text:p>
          </table:table-cell>
          <table:table-cell table:formula="of:=SLOPE(LN([.$A$1:.$A$5]);LN([.L1:.L5]))" office:value-type="float" office:value="-1.42857875987432" calcext:value-type="float">
            <text:p>-1.4285787599</text:p>
          </table:table-cell>
          <table:table-cell table:formula="of:=SLOPE(LN([.$A$1:.$A$5]);LN([.M1:.M5]))" office:value-type="float" office:value="-1.38951902456455" calcext:value-type="float">
            <text:p>-1.3895190246</text:p>
          </table:table-cell>
          <table:table-cell table:formula="of:=SLOPE(LN([.$A$1:.$A$5]);LN([.N1:.N5]))" office:value-type="float" office:value="-1.43855607948902" calcext:value-type="float">
            <text:p>-1.4385560795</text:p>
          </table:table-cell>
        </table:table-row>
        <table:table-row table:style-name="ro1">
          <table:table-cell/>
          <table:table-cell table:formula="of:=EXP(INTERCEPT(LN([.$A$1:.$A$5]);LN([.B1:.B5])))" office:value-type="float" office:value="0.0591398301957118" calcext:value-type="float">
            <text:p>0.0591398302</text:p>
          </table:table-cell>
          <table:table-cell table:formula="of:=EXP(INTERCEPT(LN([.$A$1:.$A$5]);LN([.C1:.C5])))" office:value-type="float" office:value="0.0483398717110045" calcext:value-type="float">
            <text:p>0.0483398717</text:p>
          </table:table-cell>
          <table:table-cell table:formula="of:=EXP(INTERCEPT(LN([.$A$1:.$A$5]);LN([.D1:.D5])))" office:value-type="float" office:value="0.0394884202639678" calcext:value-type="float">
            <text:p>0.0394884203</text:p>
          </table:table-cell>
          <table:table-cell table:formula="of:=EXP(INTERCEPT(LN([.$A$1:.$A$5]);LN([.E1:.E5])))" office:value-type="float" office:value="0.0617999594057144" calcext:value-type="float">
            <text:p>0.0617999594</text:p>
          </table:table-cell>
          <table:table-cell table:formula="of:=EXP(INTERCEPT(LN([.$A$1:.$A$5]);LN([.F1:.F5])))" office:value-type="float" office:value="0.0904704191496574" calcext:value-type="float">
            <text:p>0.0904704191</text:p>
          </table:table-cell>
          <table:table-cell table:formula="of:=EXP(INTERCEPT(LN([.$A$1:.$A$5]);LN([.G1:.G5])))" office:value-type="float" office:value="0.0798860819879722" calcext:value-type="float">
            <text:p>0.079886082</text:p>
          </table:table-cell>
          <table:table-cell table:formula="of:=EXP(INTERCEPT(LN([.$A$1:.$A$5]);LN([.H1:.H5])))" office:value-type="float" office:value="0.0698980830859114" calcext:value-type="float">
            <text:p>0.0698980831</text:p>
          </table:table-cell>
          <table:table-cell table:formula="of:=EXP(INTERCEPT(LN([.$A$1:.$A$5]);LN([.I1:.I5])))" office:value-type="float" office:value="0.0647325812207236" calcext:value-type="float">
            <text:p>0.0647325812</text:p>
          </table:table-cell>
          <table:table-cell table:formula="of:=EXP(INTERCEPT(LN([.$A$1:.$A$5]);LN([.J1:.J5])))" office:value-type="float" office:value="0.0635253021027537" calcext:value-type="float">
            <text:p>0.0635253021</text:p>
          </table:table-cell>
          <table:table-cell table:formula="of:=EXP(INTERCEPT(LN([.$A$1:.$A$5]);LN([.K1:.K5])))" office:value-type="float" office:value="0.062271071402401" calcext:value-type="float">
            <text:p>0.0622710714</text:p>
          </table:table-cell>
          <table:table-cell table:formula="of:=EXP(INTERCEPT(LN([.$A$1:.$A$5]);LN([.L1:.L5])))" office:value-type="float" office:value="0.0914365600518894" calcext:value-type="float">
            <text:p>0.0914365601</text:p>
          </table:table-cell>
          <table:table-cell table:formula="of:=EXP(INTERCEPT(LN([.$A$1:.$A$5]);LN([.M1:.M5])))" office:value-type="float" office:value="0.100978585894483" calcext:value-type="float">
            <text:p>0.1009785859</text:p>
          </table:table-cell>
          <table:table-cell table:formula="of:=EXP(INTERCEPT(LN([.$A$1:.$A$5]);LN([.N1:.N5])))" office:value-type="float" office:value="0.104975526559751" calcext:value-type="float">
            <text:p>0.10497552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3" loext:min-decimal-places="3" number:min-integer-digits="1"/>
    </number:number-style>
    <number:number-style style:name="N121">
      <style:text-properties fo:color="#ff0000"/>
      <number:text>-</number:text>
      <number:number number:decimal-places="3" loext:min-decimal-places="3" number:min-integer-digits="1"/>
      <style:map style:condition="value()&gt;=0" style:apply-style-name="N12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0:11:51.213596777</meta:creation-date>
    <dc:date>2016-05-10T10:12:34.528796153</dc:date>
    <meta:editing-duration>PT43S</meta:editing-duration>
    <meta:editing-cycles>1</meta:editing-cycles>
    <meta:document-statistic meta:table-count="1" meta:cell-count="96" meta:object-count="0"/>
    <meta:generator>LibreOffice/5.0.5.2$Linux_X86_64 LibreOffice_project/00m0$Build-2</meta:generator>
  </office:meta>
</office:document-meta>
</file>